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51" style:family="table-cell" style:parent-style-name="Default">
      <style:table-cell-properties fo:background-color="#f6f9d4"/>
    </style:style>
    <style:style style:name="ce19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f5c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>
      <style:table-cell-properties fo:background-color="#ffffd7"/>
    </style:style>
    <style:style style:name="ce99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 cost brackets for freight wagons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9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9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ED75-700</text:p>
          </table:table-cell>
          <table:table-cell table:style-name="ce51"/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9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New type</text:p>
          </table:table-cell>
          <table:table-cell table:style-name="ce40" office:value-type="string" calcext:value-type="string">
            <text:p>1099/1999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9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100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28T21:27:17.136973784</dc:date>
    <meta:editing-duration>P115DT15H18M35S</meta:editing-duration>
    <meta:editing-cycles>130</meta:editing-cycles>
    <meta:generator>LibreOffice/7.4.0.3$MacOSX_AARCH64 LibreOffice_project/f85e47c08ddd19c015c0114a68350214f7066f5a</meta:generator>
    <meta:document-statistic meta:table-count="4" meta:cell-count="2026" meta:object-count="0"/>
  </office:meta>
</office:document-meta>
</file>